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67c22"/>
    </style:style>
    <style:style style:name="P2" style:family="paragraph" style:parent-style-name="Standard">
      <style:text-properties officeooo:paragraph-rsid="00067c22"/>
    </style:style>
    <style:style style:name="T1" style:family="text">
      <style:text-properties style:font-name="Liberation Serif" officeooo:rsid="001d54ac"/>
    </style:style>
    <style:style style:name="T2" style:family="text">
      <style:text-properties style:font-name="Liberation Serif" officeooo:rsid="0012e2d7"/>
    </style:style>
    <style:style style:name="T3" style:family="text">
      <style:text-properties style:font-name="Liberation Serif" officeooo:rsid="000bc6d6"/>
    </style:style>
    <style:style style:name="T4" style:family="text">
      <style:text-properties style:font-name="Liberation Serif" officeooo:rsid="001f4393"/>
    </style:style>
    <style:style style:name="T5" style:family="text">
      <style:text-properties style:font-name="Liberation Serif" officeooo:rsid="000cca65"/>
    </style:style>
    <style:style style:name="T6" style:family="text">
      <style:text-properties style:font-name="Liberation Serif" officeooo:rsid="00067c2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67c2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Learning Journal </text:span><text:span text:style-name="T8">4</text:span></text:p>
      <text:p text:style-name="P1"><text:span text:style-name="T1">Student Name: Manish Gautam<text:line-break/>Course: Software Project Management<text:line-break/>Journal URL:</text:span><text:a xlink:type="simple" xlink:href="https://github.com/manish198/SOEN6841/tree/main/journal" text:style-name="Internet_20_link" text:visited-style-name="Visited_20_Internet_20_Link"><text:span text:style-name="T2">https://github.com/manish198/SOEN6841/tree/main/journal</text:span></text:a><text:span text:style-name="T2"><text:line-break/></text:span><text:span text:style-name="T1">Week </text:span><text:span text:style-name="T3">3</text:span><text:span text:style-name="T1">: </text:span><text:span text:style-name="T4">Feb </text:span><text:span text:style-name="T6">11</text:span><text:span text:style-name="T3">-Feb 1</text:span><text:span text:style-name="T6">7</text:span><text:span text:style-name="T4"><text:line-break/></text:span><text:span text:style-name="T1">Date: Feb </text:span><text:span text:style-name="T5">1</text:span><text:span text:style-name="T6">7</text:span><text:span text:style-name="T1">,202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11:11:35.666516567</meta:creation-date>
    <meta:generator>LibreOffice/7.3.7.2$Linux_X86_64 LibreOffice_project/30$Build-2</meta:generator>
    <dc:date>2024-02-17T11:13:15.012577168</dc:date>
    <meta:editing-duration>PT1M40S</meta:editing-duration>
    <meta:editing-cycles>1</meta:editing-cycles>
    <meta:document-statistic meta:table-count="0" meta:image-count="0" meta:object-count="0" meta:page-count="1" meta:paragraph-count="2" meta:word-count="21" meta:character-count="189" meta:non-whitespace-character-count="170"/>
  </office:meta>
</office:document-meta>
</file>